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Mukta Light1" svg:font-family="'Mukta Light'" style:font-pitch="variable"/>
    <style:font-face style:name="Mukta Light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3.498cm"/>
    </style:style>
    <style:style style:name="Table1.B" style:family="table-column">
      <style:table-column-properties style:column-width="14.086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484cm"/>
    </style:style>
    <style:style style:name="Table3.B" style:family="table-column">
      <style:table-column-properties style:column-width="5.733cm"/>
    </style:style>
    <style:style style:name="Table3.C" style:family="table-column">
      <style:table-column-properties style:column-width="8.378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style:font-name="Mukta Light1" fo:font-weight="normal" officeooo:rsid="0038f1aa" officeooo:paragraph-rsid="0038f1aa" style:font-weight-asian="normal" style:font-weight-complex="normal"/>
    </style:style>
    <style:style style:name="P2" style:family="paragraph" style:parent-style-name="Table_20_Contents">
      <style:text-properties officeooo:paragraph-rsid="002db1c4"/>
    </style:style>
    <style:style style:name="P3" style:family="paragraph" style:parent-style-name="Table_20_Contents">
      <style:text-properties officeooo:paragraph-rsid="0031cebd"/>
    </style:style>
    <style:style style:name="P4" style:family="paragraph" style:parent-style-name="Table_20_Contents">
      <style:text-properties officeooo:paragraph-rsid="0032c431"/>
    </style:style>
    <style:style style:name="P5" style:family="paragraph" style:parent-style-name="Table_20_Contents">
      <style:text-properties style:font-name="Mukta Light" fo:font-weight="bold" officeooo:rsid="002c71fd" officeooo:paragraph-rsid="0038f1aa" style:font-weight-asian="bold" style:font-weight-complex="bold"/>
    </style:style>
    <style:style style:name="P6" style:family="paragraph" style:parent-style-name="Table_20_Contents">
      <style:text-properties style:font-name="Mukta Light" fo:font-weight="bold" officeooo:rsid="0007dc40" officeooo:paragraph-rsid="0038f1aa" style:font-weight-asian="bold" style:font-weight-complex="bold"/>
    </style:style>
    <style:style style:name="P7" style:family="paragraph" style:parent-style-name="Table_20_Contents">
      <style:text-properties style:font-name="Mukta Light" fo:font-weight="bold" officeooo:paragraph-rsid="0038f1aa" style:font-weight-asian="bold" style:font-weight-complex="bold"/>
    </style:style>
    <style:style style:name="P8" style:family="paragraph" style:parent-style-name="Table_20_Contents">
      <style:text-properties style:font-name="Mukta Light" officeooo:paragraph-rsid="0038f1aa"/>
    </style:style>
    <style:style style:name="P9" style:family="paragraph" style:parent-style-name="Table_20_Contents">
      <style:text-properties style:font-name="Mukta Light" style:text-underline-style="none" fo:font-weight="bold" officeooo:rsid="0013b9b4" officeooo:paragraph-rsid="0038f1aa" style:font-weight-asian="bold" style:font-weight-complex="bold"/>
    </style:style>
    <style:style style:name="P10" style:family="paragraph" style:parent-style-name="Table_20_Contents">
      <style:text-properties officeooo:paragraph-rsid="0038f1aa"/>
    </style:style>
    <style:style style:name="P11" style:family="paragraph" style:parent-style-name="Table_20_Contents">
      <style:text-properties officeooo:paragraph-rsid="00359dc5"/>
    </style:style>
    <style:style style:name="P12" style:family="paragraph" style:parent-style-name="Table_20_Contents">
      <style:text-properties fo:color="#000000" style:font-name="Mukta Light1" style:text-underline-style="none" fo:font-weight="normal" officeooo:rsid="0038f1aa" officeooo:paragraph-rsid="0038f1aa" style:font-weight-asian="normal" style:font-weight-complex="normal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Mukta Light1" fo:font-size="16pt" fo:font-weight="bold" officeooo:rsid="00252c93" officeooo:paragraph-rsid="0031cebd" style:font-size-asian="16pt" style:font-weight-asian="bold" style:font-size-complex="16pt" style:font-weight-complex="bold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Mukta Light1" fo:font-size="16pt" fo:font-weight="bold" officeooo:rsid="00252c93" officeooo:paragraph-rsid="002c71f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Mukta Light1" fo:font-weight="normal" officeooo:rsid="0032c431" officeooo:paragraph-rsid="0032c431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Mukta Light1" fo:font-weight="normal" officeooo:rsid="0038f1aa" officeooo:paragraph-rsid="0038f1aa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Mukta Light1" fo:font-size="16pt" fo:font-weight="bold" officeooo:rsid="0031cebd" officeooo:paragraph-rsid="0031ceb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2pt" officeooo:paragraph-rsid="0031cebd" style:font-size-asian="1.75pt" style:font-size-complex="2pt"/>
    </style:style>
    <style:style style:name="P19" style:family="paragraph" style:parent-style-name="Table_20_Contents">
      <style:text-properties officeooo:paragraph-rsid="0036baf0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394097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Mukta Light" fo:font-weight="normal" officeooo:rsid="0005eb32" officeooo:paragraph-rsid="00394097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Mukta Light" fo:font-weight="normal" officeooo:rsid="002c71fd" officeooo:paragraph-rsid="00394097" style:font-weight-asian="normal" style:font-weight-complex="normal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officeooo:rsid="0005eb32"/>
    </style:style>
    <style:style style:name="T2" style:family="text">
      <style:text-properties style:font-name="Mukta Light1" style:text-underline-style="none" fo:font-weight="normal" officeooo:rsid="0033acc9" style:font-weight-asian="normal" style:font-weight-complex="normal"/>
    </style:style>
    <style:style style:name="T3" style:family="text">
      <style:text-properties style:font-name="Mukta Light1" style:text-underline-style="none" fo:font-weight="normal" officeooo:rsid="0036baf0" style:font-weight-asian="normal" style:font-weight-complex="normal"/>
    </style:style>
    <style:style style:name="T4" style:family="text">
      <style:text-properties style:font-name="Mukta Light1" style:text-underline-style="none" fo:font-weight="normal" officeooo:rsid="00394097" style:font-weight-asian="normal" style:font-weight-complex="normal"/>
    </style:style>
    <style:style style:name="T5" style:family="text">
      <style:text-properties style:font-name="Mukta Light1" fo:font-weight="normal" officeooo:rsid="0036baf0" style:font-weight-asian="normal" style:font-weight-complex="normal"/>
    </style:style>
    <style:style style:name="T6" style:family="text">
      <style:text-properties style:font-name="Mukta Light1" fo:font-weight="normal" officeooo:rsid="00394097" style:font-weight-asian="normal" style:font-weight-complex="normal"/>
    </style:style>
    <style:style style:name="T7" style:family="text">
      <style:text-properties fo:font-weight="normal" officeooo:rsid="002c71fd" style:font-weight-asian="normal" style:font-weight-complex="normal"/>
    </style:style>
    <style:style style:name="T8" style:family="text">
      <style:text-properties fo:font-weight="normal" officeooo:rsid="002db1c4" style:font-weight-asian="normal" style:font-weight-complex="normal"/>
    </style:style>
    <style:style style:name="T9" style:family="text">
      <style:text-properties fo:font-weight="normal" officeooo:rsid="0031cebd" style:font-weight-asian="normal" style:font-weight-complex="normal"/>
    </style:style>
    <style:style style:name="T10" style:family="text">
      <style:text-properties officeooo:rsid="002c71fd"/>
    </style:style>
    <style:style style:name="T11" style:family="text">
      <style:text-properties officeooo:rsid="002db1c4"/>
    </style:style>
    <style:style style:name="T12" style:family="text">
      <style:text-properties style:text-underline-style="none" fo:font-weight="normal" officeooo:rsid="002db1c4" style:font-weight-asian="normal" style:font-weight-complex="normal"/>
    </style:style>
    <style:style style:name="T13" style:family="text">
      <style:text-properties style:text-underline-style="none" fo:font-weight="normal" officeooo:rsid="0031cebd" style:font-weight-asian="normal" style:font-weight-complex="normal"/>
    </style:style>
    <style:style style:name="T14" style:family="text">
      <style:text-properties style:text-underline-style="none" fo:font-weight="normal" officeooo:rsid="00354f7b" style:font-weight-asian="normal" style:font-weight-complex="normal"/>
    </style:style>
    <style:style style:name="T15" style:family="text">
      <style:text-properties style:text-underline-style="none" fo:font-weight="normal" officeooo:rsid="0038f1aa" style:font-weight-asian="normal" style:font-weight-complex="normal"/>
    </style:style>
    <style:style style:name="T16" style:family="text">
      <style:text-properties style:text-underline-style="none" fo:font-weight="normal" officeooo:rsid="002c71fd" style:font-weight-asian="normal" style:font-weight-complex="normal"/>
    </style:style>
    <style:style style:name="T17" style:family="text">
      <style:text-properties style:text-underline-style="none" officeooo:rsid="0032c431"/>
    </style:style>
    <style:style style:name="T18" style:family="text">
      <style:text-properties style:text-underline-style="none" officeooo:rsid="0033acc9"/>
    </style:style>
    <style:style style:name="T19" style:family="text">
      <style:text-properties style:text-underline-style="none" officeooo:rsid="0038f1aa"/>
    </style:style>
    <style:style style:name="T20" style:family="text">
      <style:text-properties style:text-underline-style="none" officeooo:rsid="002db1c4"/>
    </style:style>
    <style:style style:name="T21" style:family="text">
      <style:text-properties style:text-underline-style="none" officeooo:rsid="00359dc5"/>
    </style:style>
    <style:style style:name="T22" style:family="text">
      <style:text-properties officeooo:rsid="0032c431"/>
    </style:style>
    <style:style style:name="T23" style:family="text">
      <style:text-properties style:font-name="Mukta Light" style:text-underline-style="none" fo:font-weight="normal" officeooo:rsid="002db1c4" style:font-weight-asian="normal" style:font-weight-complex="normal"/>
    </style:style>
    <style:style style:name="T24" style:family="text">
      <style:text-properties style:font-name="Mukta Light" style:text-underline-style="none" fo:font-weight="normal" officeooo:rsid="0031cebd" style:font-weight-asian="normal" style:font-weight-complex="normal"/>
    </style:style>
    <style:style style:name="T25" style:family="text">
      <style:text-properties style:font-name="Mukta Light" style:text-underline-style="none" fo:font-weight="normal" officeooo:rsid="0038f1aa" style:font-weight-asian="normal" style:font-weight-complex="normal"/>
    </style:style>
    <style:style style:name="T26" style:family="text">
      <style:text-properties style:font-name="Mukta Light" style:text-underline-style="none" fo:font-weight="normal" officeooo:rsid="00354f7b" style:font-weight-asian="normal" style:font-weight-complex="normal"/>
    </style:style>
    <style:style style:name="T27" style:family="text">
      <style:text-properties style:font-name="Mukta Light" style:text-underline-style="none" fo:font-weight="bold" officeooo:rsid="00359dc5" style:font-weight-asian="bold" style:font-weight-complex="bold"/>
    </style:style>
    <style:style style:name="T28" style:family="text">
      <style:text-properties style:font-name="Mukta Light" style:text-underline-style="none" fo:font-weight="bold" officeooo:rsid="0038f1aa" style:font-weight-asian="bold" style:font-weight-complex="bold"/>
    </style:style>
    <style:style style:name="T29" style:family="text">
      <style:text-properties style:font-name="Mukta Light" style:text-underline-style="none" fo:font-weight="bold" officeooo:rsid="002db1c4" style:font-weight-asian="bold" style:font-weight-complex="bold"/>
    </style:style>
    <style:style style:name="T30" style:family="text">
      <style:text-properties style:font-name="Mukta Light" fo:font-weight="normal" officeooo:rsid="002db1c4" style:font-weight-asian="normal" style:font-weight-complex="normal"/>
    </style:style>
    <style:style style:name="T31" style:family="text">
      <style:text-properties style:font-name="Mukta Light" fo:font-weight="normal" officeooo:rsid="0005eb32" style:font-weight-asian="normal" style:font-weight-complex="normal"/>
    </style:style>
    <style:style style:name="T32" style:family="text">
      <style:text-properties style:font-name="Mukta Light" fo:font-weight="normal" officeooo:rsid="0038f1aa" style:font-weight-asian="normal" style:font-weight-complex="normal"/>
    </style:style>
    <style:style style:name="T33" style:family="text">
      <style:text-properties style:font-name="Mukta Light" fo:font-weight="normal" officeooo:rsid="00394097" style:font-weight-asian="normal" style:font-weight-complex="normal"/>
    </style:style>
    <style:style style:name="T34" style:family="text">
      <style:text-properties officeooo:rsid="00359dc5"/>
    </style:style>
    <style:style style:name="T35" style:family="text">
      <style:text-properties fo:color="#2a6099" style:font-name="Mukta Light" style:text-underline-style="none" fo:font-weight="normal" officeooo:rsid="002db1c4" style:font-weight-asian="normal" style:font-weight-complex="normal"/>
    </style:style>
    <style:style style:name="T36" style:family="text">
      <style:text-properties fo:color="#2a6099" style:font-name="Mukta Light" style:text-underline-style="none" fo:font-weight="normal" officeooo:rsid="0038f1aa" style:font-weight-asian="normal" style:font-weight-complex="normal"/>
    </style:style>
    <style:style style:name="T37" style:family="text">
      <style:text-properties fo:color="#2a6099" style:font-name="Mukta Light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38" style:family="text">
      <style:text-properties fo:color="#2a6099" style:text-underline-style="none" fo:font-weight="normal" officeooo:rsid="002db1c4" style:font-weight-asian="normal" style:font-weight-complex="normal"/>
    </style:style>
    <style:style style:name="T39" style:family="text">
      <style:text-properties fo:color="#2a6099" style:text-underline-style="none" fo:font-weight="normal" officeooo:rsid="0038f1aa" style:font-weight-asian="normal" style:font-weight-complex="normal"/>
    </style:style>
    <style:style style:name="T40" style:family="text">
      <style:text-properties fo:color="#2a6099" style:font-name="Mukta Light1" style:text-underline-style="none" fo:font-weight="normal" officeooo:rsid="002f0341" style:font-weight-asian="normal" style:font-weight-complex="normal"/>
    </style:style>
    <style:style style:name="T41" style:family="text">
      <style:text-properties fo:color="#2a6099" style:font-name="Mukta Light1" style:text-underline-style="none" fo:font-weight="normal" officeooo:rsid="0007dc40" style:font-weight-asian="normal" style:font-weight-complex="normal"/>
    </style:style>
    <style:style style:name="T42" style:family="text">
      <style:text-properties fo:color="#2a6099" style:font-name="Mukta Light1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fo:color="#2a6099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officeooo:rsid="0036baf0"/>
    </style:style>
    <style:style style:name="T45" style:family="text">
      <style:text-properties officeooo:rsid="0038f1aa"/>
    </style:style>
    <style:style style:name="T46" style:family="text">
      <style:text-properties officeooo:rsid="0039409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line text:anchor-type="paragraph" draw:z-index="0" draw:name="Shape1" draw:style-name="gr1" draw:text-style-name="P23" svg:x1="2.868cm" svg:y1="0.49cm" svg:x2="17.466cm" svg:y2="0.49cm"><text:p/></draw:line>P<text:span text:style-name="T10">rojektlist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span text:style-name="T32">01</text:span><text:span text:style-name="T30">/</text:span><text:span text:style-name="T33">2000</text:span><text:span text:style-name="T31"> –</text:span></text:p>
            <text:p text:style-name="P20"><text:span text:style-name="T30">0</text:span><text:span text:style-name="T32">1</text:span><text:span text:style-name="T30">/</text:span><text:span text:style-name="T33">2000</text:span></text:p>
          </table:table-cell>
          <table:table-cell table:style-name="Table1.A1" office:value-type="string">
            <text:p text:style-name="P3"><text:span text:style-name="T27">„</text:span><text:span text:style-name="T28">Projektname</text:span><text:span text:style-name="T27">“</text:span><text:span text:style-name="T23"> – </text:span><text:span text:style-name="T25">Abschlussarbeit</text:span><text:span text:style-name="T23">, </text:span><text:span text:style-name="T24">Universität</text:span></text:p>
            <text:p text:style-name="P2"><text:span text:style-name="T28">Programmiersprache</text:span><text:span text:style-name="T29"> </text:span><text:span text:style-name="T25">Beschreibung, Prozess und Ergebnis</text:span><text:span text:style-name="T23">.</text:span></text:p>
            <text:p text:style-name="P2"><text:a xlink:type="simple" xlink:href="https://github.com/p3732/gpumap" text:style-name="Internet_20_link" text:visited-style-name="Visited_20_Internet_20_Link"><text:span text:style-name="T35">https://</text:span></text:a><text:a xlink:type="simple" xlink:href="https://github.com/p3732/gpumap" text:style-name="Internet_20_link" text:visited-style-name="Visited_20_Internet_20_Link"><text:span text:style-name="T37">example</text:span></text:a><text:a xlink:type="simple" xlink:href="https://github.com/p3732/gpumap" text:style-name="Internet_20_link" text:visited-style-name="Visited_20_Internet_20_Link"><text:span text:style-name="T35">.com/</text:span></text:a><text:span text:style-name="T36">if/public/repository/or/information/exists</text:span></text:p>
          </table:table-cell>
        </table:table-row>
        <table:table-row>
          <table:table-cell table:style-name="Table1.A1" office:value-type="string">
            <text:p text:style-name="P20"><text:span text:style-name="T32">01</text:span><text:span text:style-name="T30">/</text:span><text:span text:style-name="T33">2000</text:span><text:span text:style-name="T31"> –</text:span></text:p>
            <text:p text:style-name="P20"><text:span text:style-name="T30">0</text:span><text:span text:style-name="T32">1</text:span><text:span text:style-name="T30">/</text:span><text:span text:style-name="T33">2000</text:span></text:p>
          </table:table-cell>
          <table:table-cell table:style-name="Table1.A1" office:value-type="string">
            <text:p text:style-name="P9"><text:span text:style-name="T34">„</text:span><text:span text:style-name="T45">Projektname</text:span><text:span text:style-name="T34">“</text:span><text:span text:style-name="T7"> </text:span><text:span text:style-name="T8">–</text:span><text:span text:style-name="T7"> </text:span><text:span text:style-name="T8">Gruppenprojekt, </text:span><text:span text:style-name="T9">Universität</text:span></text:p>
            <text:p text:style-name="P10"><text:span text:style-name="T25">Beschreibung</text:span><text:span text:style-name="T26">.</text:span></text:p>
          </table:table-cell>
        </table:table-row>
        <table:table-row>
          <table:table-cell table:style-name="Table1.A1" office:value-type="string">
            <text:p text:style-name="P20"><text:span text:style-name="T32">01</text:span><text:span text:style-name="T30">/</text:span><text:span text:style-name="T33">2000</text:span><text:span text:style-name="T31"> –</text:span></text:p>
            <text:p text:style-name="P21"><text:span text:style-name="T11">0</text:span><text:span text:style-name="T45">1</text:span><text:span text:style-name="T11">/</text:span><text:span text:style-name="T46">2000</text:span></text:p>
          </table:table-cell>
          <table:table-cell table:style-name="Table1.A1" office:value-type="string">
            <text:p text:style-name="P6"><text:span text:style-name="T34">„</text:span><text:span text:style-name="T19">Projektname</text:span><text:span text:style-name="T34">“</text:span><text:span text:style-name="T7"> </text:span><text:span text:style-name="T12">–</text:span><text:span text:style-name="T7"> </text:span><text:span text:style-name="T8">Freizeitprojekt</text:span></text:p>
            <text:p text:style-name="P5"><text:span text:style-name="T19">Programmiersprache</text:span><text:span text:style-name="T20"> </text:span><text:span text:style-name="T15">Beschreibung</text:span><text:span text:style-name="T12">.</text:span></text:p>
            <text:p text:style-name="P5"><text:a xlink:type="simple" xlink:href="https://github.com/p3732/gpumap" text:style-name="Internet_20_link" text:visited-style-name="Visited_20_Internet_20_Link"><text:span text:style-name="T38">https://</text:span></text:a><text:a xlink:type="simple" xlink:href="https://github.com/p3732/gpumap" text:style-name="Internet_20_link" text:visited-style-name="Visited_20_Internet_20_Link"><text:span text:style-name="T43">example</text:span></text:a><text:a xlink:type="simple" xlink:href="https://github.com/p3732/gpumap" text:style-name="Internet_20_link" text:visited-style-name="Visited_20_Internet_20_Link"><text:span text:style-name="T38">.com/</text:span></text:a><text:span text:style-name="T39">if/public/repository/or/information/exists</text:span></text:p>
          </table:table-cell>
        </table:table-row>
        <table:table-row>
          <table:table-cell table:style-name="Table1.A1" office:value-type="string">
            <text:p text:style-name="P20"><text:span text:style-name="T32">01</text:span><text:span text:style-name="T30">/</text:span><text:span text:style-name="T33">2000</text:span><text:span text:style-name="T31"> –</text:span></text:p>
            <text:p text:style-name="P22"><text:span text:style-name="T11">0</text:span><text:span text:style-name="T45">1</text:span><text:span text:style-name="T11">/</text:span><text:span text:style-name="T46">2000</text:span></text:p>
          </table:table-cell>
          <table:table-cell table:style-name="Table1.A1" office:value-type="string">
            <text:p text:style-name="P9"><text:span text:style-name="T34">„</text:span><text:span text:style-name="T45">Projektname</text:span><text:span text:style-name="T34">“</text:span><text:span text:style-name="T7"> </text:span><text:span text:style-name="T8">–</text:span><text:span text:style-name="T7"> </text:span><text:span text:style-name="T8">Gruppenprojekt, </text:span><text:span text:style-name="T9">Universität</text:span></text:p>
            <text:p text:style-name="P8"><text:span text:style-name="T15">Beschreibung</text:span><text:span text:style-name="T14">.</text:span></text:p>
          </table:table-cell>
        </table:table-row>
        <table:table-row>
          <table:table-cell table:style-name="Table1.A1" office:value-type="string">
            <text:p text:style-name="P20"><text:span text:style-name="T32">01</text:span><text:span text:style-name="T30">/</text:span><text:span text:style-name="T33">2000</text:span><text:span text:style-name="T31"> –</text:span></text:p>
            <text:p text:style-name="P22"><text:span text:style-name="T11">0</text:span><text:span text:style-name="T45">1</text:span><text:span text:style-name="T11">/</text:span><text:span text:style-name="T46">2000</text:span></text:p>
          </table:table-cell>
          <table:table-cell table:style-name="Table1.A1" office:value-type="string">
            <text:p text:style-name="P7"><text:span text:style-name="T21">„</text:span><text:span text:style-name="T19">Projektname</text:span><text:span text:style-name="T21">“</text:span><text:span text:style-name="T16"> </text:span><text:span text:style-name="T12">–</text:span><text:span text:style-name="T16"> </text:span><text:span text:style-name="T12">Gruppenprojekt, </text:span><text:span text:style-name="T13">Universität</text:span></text:p>
            <text:p text:style-name="P7"><text:span text:style-name="T15">Beschreibung</text:span><text:span text:style-name="T14">.</text:span></text:p>
          </table:table-cell>
        </table:table-row>
      </table:table>
      <text:p text:style-name="P13"/>
      <text:p text:style-name="P17"><draw:line text:anchor-type="paragraph" draw:z-index="1" draw:name="Shape1" draw:style-name="gr1" draw:text-style-name="P23" svg:x1="2.482cm" svg:y1="0.462cm" svg:x2="17.422cm" svg:y2="0.462cm"><text:p/></draw:line>Sonstig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ithub</text:p>
          </table:table-cell>
          <table:table-cell table:style-name="Table3.A1" office:value-type="string">
            <text:p text:style-name="P11"><text:a xlink:type="simple" xlink:href="https://github.com/p3732/" text:style-name="Internet_20_link" text:visited-style-name="Visited_20_Internet_20_Link"><text:span text:style-name="T41">https://github.com/</text:span></text:a><text:a xlink:type="simple" xlink:href="https://github.com/p3732/" text:style-name="Internet_20_link" text:visited-style-name="Visited_20_Internet_20_Link"><text:span text:style-name="T42">user_name</text:span></text:a><text:a xlink:type="simple" xlink:href="https://github.com/p3732/" text:style-name="Internet_20_link" text:visited-style-name="Visited_20_Internet_20_Link"><text:span text:style-name="T41">/</text:span></text:a></text:p>
          </table:table-cell>
          <table:table-cell table:style-name="Table3.A1" office:value-type="string">
            <text:p text:style-name="P19"><text:span text:style-name="T5">Projekte und </text:span><text:span text:style-name="T4">so.</text:span></text:p>
          </table:table-cell>
        </table:table-row>
        <table:table-row>
          <table:table-cell table:style-name="Table3.A1" office:value-type="string">
            <text:p text:style-name="P16"><text:span text:style-name="T45">D</text:span>esigns</text:p>
          </table:table-cell>
          <table:table-cell table:style-name="Table3.A1" office:value-type="string">
            <text:p text:style-name="P4"><text:a xlink:type="simple" xlink:href="https://gitlab.gnome.org/users/p3732" text:style-name="Internet_20_link" text:visited-style-name="Visited_20_Internet_20_Link"><text:span text:style-name="T40">https://</text:span></text:a><text:a xlink:type="simple" xlink:href="https://gitlab.gnome.org/users/p3732" text:style-name="Internet_20_link" text:visited-style-name="Visited_20_Internet_20_Link"><text:span text:style-name="T42">domain.com</text:span></text:a><text:a xlink:type="simple" xlink:href="https://gitlab.gnome.org/users/p3732" text:style-name="Internet_20_link" text:visited-style-name="Visited_20_Internet_20_Link"><text:span text:style-name="T40">/</text:span></text:a></text:p>
          </table:table-cell>
          <table:table-cell table:style-name="Table3.A1" office:value-type="string">
            <text:p text:style-name="P10"><text:span text:style-name="T4">Tolle Designs</text:span><text:span text:style-name="T3">.</text:span></text:p>
          </table:table-cell>
        </table:table-row>
        <table:table-row>
          <table:table-cell table:style-name="Table3.A1" office:value-type="string">
            <text:p text:style-name="P16">Etwas Anderes</text:p>
          </table:table-cell>
          <table:table-cell table:style-name="Table3.A1" office:value-type="string">
            <text:p text:style-name="P12">Kontext</text:p>
          </table:table-cell>
          <table:table-cell table:style-name="Table3.A1" office:value-type="string">
            <text:p text:style-name="P1">Beschreibung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Mukta Light1" svg:font-family="'Mukta Light'" style:font-pitch="variable"/>
    <style:font-face style:name="Mukta Light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18:39:34.261706394</meta:creation-date>
    <dc:date>2020-04-04T14:09:35.375802252</dc:date>
    <meta:editing-duration>PT3H31M59S</meta:editing-duration>
    <meta:editing-cycles>37</meta:editing-cycles>
    <meta:generator>LibreOffice/6.4.2.2$Linux_X86_64 LibreOffice_project/40$Build-2</meta:generator>
    <meta:print-date>2019-11-25T12:36:47.573528818</meta:print-date>
    <meta:document-statistic meta:table-count="2" meta:image-count="0" meta:object-count="0" meta:page-count="1" meta:paragraph-count="33" meta:word-count="51" meta:character-count="677" meta:non-whitespace-character-count="649"/>
  </office:meta>
</office:document-meta>
</file>